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fo:color="#000000" fo:font-size="10.5pt" fo:font-weight="normal" fo:background-color="transparent" style:font-size-asian="10.5pt" style:font-weight-asian="normal" style:font-size-complex="10.5pt" style:font-weight-complex="normal"/>
    </style:style>
    <style:style style:name="P10" style:family="paragraph" style:parent-style-name="_5b_Normal_5d_">
      <style:paragraph-properties fo:margin-top="0in" fo:margin-bottom="0in" fo:line-height="100%"/>
      <style:text-properties fo:color="#000000" style:font-name="Georgia" fo:font-size="10.5pt" fo:background-color="transparent" style:font-size-asian="10.5pt" style:font-size-complex="10.5pt"/>
    </style:style>
    <style:style style:name="P11" style:family="paragraph" style:parent-style-name="BODY">
      <style:paragraph-properties fo:margin-top="0in" fo:margin-bottom="0in" fo:line-height="100%"/>
      <style:text-properties fo:color="#000000" style:font-name="Georgia" fo:font-size="10.5pt" fo:background-color="transparen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en" fo:country="US" style:font-name-asian="Georgia" style:language-asian="none" style:country-asian="none" style:font-name-complex="Georgia" style:language-complex="none" style:country-complex="none"/>
    </style:style>
    <style:style style:name="T6" style:family="text">
      <style:text-properties fo:language="none" fo:country="none" style:font-name-asian="Georgia" style:language-asian="none" style:country-asian="none" style:font-name-complex="Georgia" style:language-complex="none" style:country-complex="none"/>
    </style:style>
    <style:style style:name="T7"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9"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0" style:family="text">
      <style:text-properties fo:color="#000000" fo:language="en" fo:country="US" fo:font-weight="normal" fo:background-color="transparent"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hipwrecked Saint</text:p>
      <text:p text:style-name="P1"/>
      <text:p text:style-name="P2"><text:span text:style-name="T1">Read:</text:span><text:span text:style-name="T3"> I Tim. 1:18-20; II Tim. 2:16-18; Jonah 1:5; Acts 27:18-19, 38</text:span></text:p>
      <text:p text:style-name="P3"/>
      <text:p text:style-name="P4"><text:span text:style-name="T1">Text:</text:span><text:span text:style-name="T3"> </text:span><text:span text:style-name="T8">I Kings 22:48 Jehosha</text:span><text:span text:style-name="T9">phat made ships of Tharshish to go to Ophir for gold: but they went not; for the ships were broken at Eziongeber.</text:span></text:p>
      <text:p text:style-name="P5"/>
      <text:h text:style-name="P4" text:outline-level="3"><text:span text:style-name="T1">Introduction:</text:span><text:span text:style-name="T3"> I confess that I love the sea. The ultimate adventure for me would be to be out to sea on a, well stocked, houseboat with my family. </text:span></text:h>
      <text:h text:style-name="P8" text:outline-level="3"><text:span text:style-name="T3"><text:s text:c="2"/>In my library I have several books about people who experienced ship-wreck and survived. Not one of these people were excited about seeing their ship disappear beneath the waves. Not one of them refused to accept rescue regardless of who stopped to pick them up. </text:span></text:h>
      <text:h text:style-name="P8" text:outline-level="3"><text:span text:style-name="T3"><text:s text:c="2"/>Paul warns Timothy to be wary of those who have made shipwrecked of the faith. He mentions these men in each of the two letters he writes to Timothy.</text:span></text:h>
      <text:h text:style-name="P8" text:outline-level="3"><text:span text:style-name="T3"/></text:h>
      <text:h text:style-name="P8" text:outline-level="3"><text:span text:style-name="T2">I. The Nature of the Wreck:</text:span><text:span text:style-name="T3"> the one man mentioned in both epistles is </text:span><text:span text:style-name="T8">Hymenaeus. What was the reef that he wrecked on? It wasn't what we would recognize as a great sin. He didn't divorce his wife, rob a bank and flee to the Bahamas. He didn't preach the prosperity gospel and buy a mansion with ministry funds. He simply chose to distort the message that Christ preached regarding the second coming of Christ. He preached that Christ had already returned for the second time. </text:span></text:h>
      <text:h text:style-name="P8" text:outline-level="3"><text:span text:style-name="T8"><text:s text:c="2"/>May I say that doctrine is important? When your message differs from the message of Christ then you are a purveyor of heresy. You are ship-wrecked. You may be a wonderful person and have a great personality. You may be lovable and sincere but when you disagree with Christ you are a </text:span><text:span text:style-name="T10">heretic</text:span><text:span text:style-name="T8">, an infidel, and an enemy of the Gospel. Those really nice neighbors who worship in the Mormon Temple or the Jehovah's Witness <text:s/>building are not just misguided. They are shipwrecked and in need of rescue.</text:span></text:h>
      <text:h text:style-name="P8" text:outline-level="3"><text:span text:style-name="T3"/></text:h>
      <text:h text:style-name="P8" text:outline-level="3"><text:span text:style-name="T2">II. The Cost of the Wrecked Life:</text:span><text:span text:style-name="T3"> What is the purpose of owning a ship?If you are a ship owner you are depending on the ship to carry and deliver cargo. When the ship sinks then the cargo sinks as well. When the cargo sinks then the ship owner has lost his/her ability to earn a living from the cargo. </text:span></text:h>
      <text:h text:style-name="P8" text:outline-level="3"><text:span text:style-name="T3"><text:s text:c="2"/>Remember that when Jonah ran from God and made a wreck of his own life he also caused the owner of the ship to cast all the cargo overboard.</text:span></text:h>
      <text:p text:style-name="P9"><text:span text:style-name="T4"><text:s text:c="2"/>Paul was on a ship that wrecked because the owner refused to listen to <text:s/>counsel from God. In Acts 27 we read that they threw all the cargo over-board in an attempt to save the ship but still lost it all. </text:span></text:p>
      <text:p text:style-name="P9"><text:span text:style-name="T4"><text:s text:c="2"/>A preacher that Sally and I know, recently walked away from God. He chose an immoral life style. His family is now broken by divorce. All the preaching and praying of this former man of God is now cast aside in the garbage can of his life. Some folks will talk about him and lament about the loss of the peace of God and the horrible testimony that he has created in the community in which he lives. But what do you think is heaven's concern?</text:span></text:p>
      <text:p text:style-name="P9"><text:span text:style-name="T4"><text:s text:c="2"/>I submit to you that God looks at this </text:span><text:span text:style-name="T5">decadent</text:span><text:span text:style-name="T4"> life and laments what would have been accomplished if this man had stayed true. God had a plan for this man. God had people lined up to be influenced and won to the Savior as this man walked the path that God had designed for him. The future cargo of this mans life has been lost and some may never hear the message and become believers because this man is shipwrecked. </text:span></text:p>
      <text:p text:style-name="P11"><text:span text:style-name="T6"><text:s text:c="2"/></text:span></text:p>
      <text:p text:style-name="P10"><text:span text:style-name="T7">III. The Cause of the Wrecked Life:</text:span><text:span text:style-name="T6"> Have you ever wondered why an individual; raised in a Christian home by Godly parents; who attended a Bible believing church; goes off to college and soon walks away from all that is Godly and Holy? The reasons are many but some of the blame can be laid on the failure to choose Godly friends, failure to get active in a Bible believing church, and the misguided belief that we are to accept, as true, any and everything taught by the instructors. It might be good if we taught, even at the local church level, that it is OKAY and even GOOD to question and challenge what is taught from our own pulpit. It should be respectful and honoring but it should never be forbidden to check out the preacher and or teacher in our pulpit. If we taught our youth to challenge anything that doesn't seem Biblical here then perhaps they would not be so afraid to challenge their college professors later on.</text:span></text:p>
      <text:p text:style-name="P10"><text:span text:style-name="T6"/></text:p>
      <text:p text:style-name="P10"><text:span text:style-name="T7">Conclude:</text:span><text:span text:style-name="T6"> Our text talks about ships that were built to carry gold The ships were wrecked in the harbor before they were ever laded with the ore that the owners intended them to carry. What a waste of time money and labor! Is this a picture of someone that you know? Is it someone that we saw in the mirror this morning? </text:span></text:p>
      <text:p text:style-name="P10"><text:span text:style-name="T6"><text:s text:c="2"/>We need to be careful that we avoid shipwreck. We may need to slow down and check the condition of our boat a little better. We need to be careful about the passengers that we allow in our ship. Perhaps we need to listen to the Godly advice of some of the people on-board. We certainly need to be aware that God is the owner of this ship and that any cargo is His. When we wreck it is His kingdom that suff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06-02T15:36:47.72</dc:date>
    <meta:editing-duration>PT2H29M6S</meta:editing-duration>
    <meta:generator>OpenOffice/4.1.3$Win32 OpenOffice.org_project/413m1$Build-9783</meta:generator>
    <meta:printed-by>Joel Tice</meta:printed-by>
    <meta:print-date>2017-06-02T15:35:33.32</meta:print-date>
    <meta:document-statistic meta:table-count="0" meta:image-count="0" meta:object-count="0" meta:page-count="1" meta:paragraph-count="17" meta:word-count="930" meta:character-count="4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